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3.65cm" fo:min-width="23.3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Wiki Trav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8cm" svg:y="3.5cm">
          <text:p text:style-name="P1">Home <text:s text:c="2"/>Deals <text:s text:c="2"/>Holidays <text:s text:c="4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Wiki Trav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8cm" svg:y="3.5cm">
          <text:p text:style-name="P1">Home <text:s text:c="2"/>Deals <text:s text:c="2"/>Holidays <text:s text:c="4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0.8cm">
          <text:p text:style-name="P1">Add </text:p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0.8cm">
          <text:p text:style-name="P1">Create</text:p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0.8cm">
          <text:p text:style-name="P1">Add</text:p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10" draw:layer="layout" svg:width="6.5cm" svg:height="5.4cm" svg:x="7.3cm" svg:y="17.8cm">
          <text:p text:style-name="P9"><text:span text:style-name="T3">Add</text:span></text:p>
          <text:p text:style-name="P9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5cm" svg:height="5.4cm" svg:x="16cm" svg:y="17.8cm">
          <text:p text:style-name="P9"><text:span text:style-name="T3">Add</text:span></text:p>
          <text:p text:style-name="P9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3.9cm" svg:x="2.9cm" svg:y="5.8cm"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Wiki Trav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8cm" svg:y="3.5cm">
          <text:p text:style-name="P1">Home <text:s text:c="2"/>Deals <text:s text:c="2"/>Holidays <text:s text:c="4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6T15:19:48.502630000</dc:date>
    <meta:editing-duration>PT45M47S</meta:editing-duration>
    <meta:editing-cycles>14</meta:editing-cycles>
    <meta:generator>LibreOffice/5.2.6.2$MacOSX_X86_64 LibreOffice_project/a3100ed2409ebf1c212f5048fbe377c281438fdc</meta:generator>
    <meta:print-date>2017-06-15T20:49:22.054798000</meta:print-date>
    <meta:document-statistic meta:object-count="48"/>
  </office:meta>
</office:document-meta>
</file>